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style:font-name="David CLM" officeooo:rsid="02d00e5f" officeooo:paragraph-rsid="032aa1da" style:font-name-complex="David CLM"/>
    </style:style>
    <style:style style:name="P4" style:family="paragraph" style:parent-style-name="Text_20_body">
      <style:text-properties style:font-name="David CLM" officeooo:rsid="043d1c78" officeooo:paragraph-rsid="043d1c78" style:font-name-complex="David CLM"/>
    </style:style>
    <style:style style:name="P5" style:family="paragraph" style:parent-style-name="Text_20_body">
      <style:text-properties style:font-name="David CLM" officeooo:rsid="043d9d92" officeooo:paragraph-rsid="043d9d92" style:font-name-complex="David CLM"/>
    </style:style>
    <style:style style:name="P6" style:family="paragraph" style:parent-style-name="Text_20_body">
      <style:text-properties style:font-name="David CLM" officeooo:rsid="04408be6" officeooo:paragraph-rsid="04408be6" style:font-name-complex="David CLM"/>
    </style:style>
    <style:style style:name="P7" style:family="paragraph" style:parent-style-name="Text_20_body">
      <style:text-properties style:font-name="David CLM" officeooo:rsid="043d9d92" officeooo:paragraph-rsid="044b3606" style:font-name-complex="David CLM"/>
    </style:style>
    <style:style style:name="P8" style:family="paragraph" style:parent-style-name="Text_20_body">
      <style:text-properties style:font-name="David CLM" officeooo:rsid="04452c67" officeooo:paragraph-rsid="04452c67" style:font-name-complex="David CLM"/>
    </style:style>
    <style:style style:name="P9" style:family="paragraph" style:parent-style-name="Heading_20_1">
      <style:text-properties style:font-name="David CLM" officeooo:rsid="03672cdc" officeooo:paragraph-rsid="03672cdc" style:font-name-complex="David CLM"/>
    </style:style>
    <style:style style:name="T1" style:family="text">
      <style:text-properties fo:font-weight="bold" style:font-weight-asian="bold" style:font-weight-complex="bold"/>
    </style:style>
    <style:style style:name="T2" style:family="text">
      <style:text-properties officeooo:rsid="043d1c78"/>
    </style:style>
    <style:style style:name="T3" style:family="text">
      <style:text-properties officeooo:rsid="043d9d92"/>
    </style:style>
    <style:style style:name="T4" style:family="text">
      <style:text-properties officeooo:rsid="04428036"/>
    </style:style>
    <style:style style:name="T5" style:family="text">
      <style:text-properties officeooo:rsid="044318a5"/>
    </style:style>
    <style:style style:name="T6" style:family="text">
      <style:text-properties fo:font-style="italic" style:font-style-asian="italic" style:font-style-complex="italic"/>
    </style:style>
    <style:style style:name="T7" style:family="text">
      <style:text-properties fo:font-style="italic" officeooo:rsid="0450b59d" style:font-style-asian="italic" style:font-style-complex="italic"/>
    </style:style>
    <style:style style:name="T8" style:family="text">
      <style:text-properties officeooo:rsid="044b3606"/>
    </style:style>
    <style:style style:name="T9" style:family="text">
      <style:text-properties fo:font-style="normal" style:font-style-asian="normal" style:font-style-complex="normal"/>
    </style:style>
    <style:style style:name="T10" style:family="text">
      <style:text-properties fo:font-style="normal" officeooo:rsid="044b8da0" style:font-style-asian="normal" style:font-style-complex="normal"/>
    </style:style>
    <style:style style:name="T11" style:family="text">
      <style:text-properties fo:font-style="normal" officeooo:rsid="044d1604" style:font-style-asian="normal" style:font-style-complex="normal"/>
    </style:style>
    <style:style style:name="T12" style:family="text">
      <style:text-properties fo:font-style="normal" officeooo:rsid="044d7dcb" style:font-style-asian="normal" style:font-style-complex="normal"/>
    </style:style>
    <style:style style:name="T13" style:family="text">
      <style:text-properties fo:font-style="normal" officeooo:rsid="0450ac8b" style:font-style-asian="normal" style:font-style-complex="normal"/>
    </style:style>
    <style:style style:name="T14" style:family="text">
      <style:text-properties fo:font-style="normal" officeooo:rsid="0450b59d" style:font-style-asian="normal" style:font-style-complex="normal"/>
    </style:style>
    <style:style style:name="T15" style:family="text">
      <style:text-properties fo:font-style="normal" officeooo:rsid="0451065a" style:font-style-asian="normal" style:font-style-complex="normal"/>
    </style:style>
    <style:style style:name="T16" style:family="text">
      <style:text-properties fo:font-style="normal" officeooo:rsid="0452efb1" style:font-style-asian="normal" style:font-style-complex="normal"/>
    </style:style>
    <style:style style:name="T17" style:family="text">
      <style:text-properties fo:font-style="normal" fo:font-weight="bold" officeooo:rsid="044d7dcb" style:font-style-asian="normal" style:font-weight-asian="bold" style:font-style-complex="normal"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אלגוריתמים <text:span text:style-name="T2">כלכליים - מבוא</text:span></text:h>
      <text:p text:style-name="P4">מה זה <text:span text:style-name="T3">אלגוריתמים כלכליים? ומה זה בכלל כלכלה?</text:span></text:p>
      <text:p text:style-name="P5">כשאנחנו שומעים "כלכלה" אנחנו חושבים בדרך-כלל על כסף, ואכן לכסף יש תפקיד חשוב בכלכלה, אבל כלכלה זה לא רק כסף.</text:p>
      <text:p text:style-name="P7">הבעיה היסודית של <text:span text:style-name="T5">מדע הכלכלה</text:span> היא <text:span text:style-name="T1">איך לחלק דברים בין אנשים</text:span>. הנחת היסוד של הכלכלה היא, שבעולם ישנם משאבים מוגבלים, וצריך איכשהו להחליט איך לחלק אותם בין אנשים. <text:span text:style-name="T8"><text:s text:c="2"/>יש הרבה דברים שאפשר לחלק, למשל: חלוקת קרקעות בין יורשים, תורנויות בין חיילים, זמן-חישוב במחשב מרכזי בין תהליכים, שכר-דירה בין שותפים, שטח בדף-אינטרנט בין מפרסמים, חדרים במעונות בין סטודנטים, משרדי עורכי-דין בין מתמחים, איברים להשתלה בין חולים, ועוד. <text:s text:c="2"/>לכל בעיית-חלוקה ישנם שיקולים משלה: שביעות-רצון (איזו חלוקה תגרום לכך שכמה שיותר אנשים יהיו שמחים?), צדק (מי תרם יותר לייצור המשאבים?), יעילות (מי יצליח להשתמש במשאבים בצורה יעילה יותר?), תמריצים (איזו חלוקה תיתן לאנשים מוטיבציה לעבוד יותר קשה?), ועוד. <text:s/>כסף הוא אחד הכלים החשובים העוזרים לחלק דברים, אבל הוא בהחלט לא היחיד. לכל סוג של בעיה ישנם אלגוריתמים וכלים משלה.</text:span></text:p>
      <text:p text:style-name="P8">לצורך הקורס, <text:span text:style-name="T1">אלגוריתם כלכלי</text:span> (economic algorithm) הוא אלגוריתם שהקלט שלו הוא <text:span text:style-name="T6">רצונות של בני-אדם</text:span>. <text:span text:style-name="T10">בפרט, בכל בעיית-חלוקה, הקלט הוא מה כל אחד מהמשתתפים רוצה - מה הערך שהוא מייחס לכל אחד מהדברים שצריך לחלק, או </text:span><text:span text:style-name="T11">באופן כללי יותר - </text:span><text:span text:style-name="T10">לכל אחת מההחלטות שצריך לקבל.</text:span><text:span text:style-name="T12"> <text:s/>אלגוריתם כלכלי נקרא גם </text:span><text:span text:style-name="T17">מנגנון </text:span><text:span text:style-name="T12">(mechanism)</text:span><text:span text:style-name="T13">. השם הזה מגיע מכלכלה: כשכלכלנים התחילו לפתח תהליכים מעשיים לחלוקת דברים בין אנשים, הם </text:span><text:span text:style-name="T14">רצו לציין את העובדה שהמחקר שלהם הוא לא רק תיאורי (- מתאר את המציאות) אלא גם</text:span><text:span text:style-name="T7"> </text:span><text:span text:style-name="T14">מעשי (משנה את המציאות) ולכן קראו לזה "מנגנון". </text:span><text:span text:style-name="T15"><text:s/></text:span><text:span text:style-name="T16">מבחינתנו, מנגנון זה פשוט אלגוריתם שהקלט שלו הוא אוסף הרצונות של בני-האדם.</text:span></text:p>
      <text:p text:style-name="P6">הקורס לא מניח כל ידע בכלכלה - כל הידע שתצטרכו יינתן לכם בשיעורים. אבל, הוא כן מניח ידע מסויים באלגוריתמים, ובפרט אלגוריתמים בגרפים. בקורס נראה איך להשתמש באלגוריתמים <text:span text:style-name="T4">ש</text:span>כבר למדתם<text:span text:style-name="T4"> בקורסים קודמים</text:span>, כדי לפתור בעיות מהמציאות. נלמד גם אלגוריתמים חדשים<text:span text:style-name="T4">, שנועדו </text:span>לפתור בעיות מורכבות יותר. <text:s/>הקורס הזה <text:span text:style-name="T4">יעזור לכם לראות את </text:span>הקשר בין אלגוריתמים לבין בעיות חברתיות<text:span text:style-name="T4">. אחת המטרות של הקורס היא לאפשר לכם לראות בעיה במציאות, ולחשוב איזה אלגוריתם יכול להתאים כדי לפתור אותה.</text:span></text:p>
      <text:p text:style-name="P6"/>
      <text:p text:style-name="P6"/>
      <text:p text:style-name="P3">סיכם: אראל סגל-הלו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4.7.2$Linux_X86_64 LibreOffice_project/c838ef25c16710f8838b1faec480ebba495259d0</meta:generator>
    <dc:date>2019-02-04T16:37:41.969577090</dc:date>
    <meta:editing-duration>P8DT1H34M38S</meta:editing-duration>
    <meta:editing-cycles>997</meta:editing-cycles>
    <meta:document-statistic meta:table-count="0" meta:image-count="0" meta:object-count="0" meta:page-count="1" meta:paragraph-count="9" meta:word-count="343" meta:character-count="2023" meta:non-whitespace-character-count="1681"/>
  </office:meta>
</office:document-meta>
</file>